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OpenSymbol" svg:font-family="OpenSymbol"/>
    <style:font-face style:name="Courier New" svg:font-family="'Courier New'" style:font-family-generic="modern" style:font-pitch="fixed"/>
    <style:font-face style:name="Adobe Heiti Std R" svg:font-family="'Adobe Heiti Std R'" style:font-pitch="variable"/>
    <style:font-face style:name="Lucida Sans" svg:font-family="'Lucida Sans'"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Footer">
      <style:paragraph-properties fo:padding="0cm" fo:border="none"/>
    </style:style>
    <style:style style:name="P2" style:family="paragraph" style:parent-style-name="Footer">
      <style:paragraph-properties fo:margin-left="0cm" fo:margin-right="0.635cm" fo:text-indent="0cm" style:auto-text-indent="false"/>
    </style:style>
    <style:style style:name="P3" style:family="paragraph" style:parent-style-name="Standard">
      <style:text-properties fo:color="#000000" style:font-name="Adobe Heiti Std R" fo:font-size="10pt" style:font-size-asian="10pt" style:font-size-complex="10pt"/>
    </style:style>
    <style:style style:name="P4" style:family="paragraph" style:parent-style-name="Standard">
      <style:text-properties fo:color="#000000" style:font-name="Adobe Heiti Std R" fo:font-size="10pt" fo:font-weight="bold" style:font-size-asian="10pt" style:font-weight-asian="bold" style:font-size-complex="10pt"/>
    </style:style>
    <style:style style:name="P5" style:family="paragraph" style:parent-style-name="Standard">
      <style:paragraph-properties fo:padding-left="0cm" fo:padding-right="0cm" fo:padding-top="0cm" fo:padding-bottom="0.035cm" fo:border-left="none" fo:border-right="none" fo:border-top="none" fo:border-bottom="0.018cm solid #00000a"/>
      <style:text-properties fo:color="#000000" style:font-name="Adobe Heiti Std R" fo:font-size="10pt" style:font-size-asian="10pt" style:font-size-complex="10pt"/>
    </style:style>
    <style:style style:name="P6" style:family="paragraph" style:parent-style-name="Standard">
      <style:paragraph-properties fo:margin-left="2.54cm" fo:margin-right="0cm" fo:text-indent="0cm" style:auto-text-indent="false" fo:padding-left="0cm" fo:padding-right="0cm" fo:padding-top="0cm" fo:padding-bottom="0.035cm" fo:border-left="none" fo:border-right="none" fo:border-top="none" fo:border-bottom="0.018cm solid #00000a"/>
      <style:text-properties fo:color="#000000" style:font-name="Adobe Heiti Std R" fo:font-size="10pt" style:font-size-asian="10pt" style:font-size-complex="10pt"/>
    </style:style>
    <style:style style:name="P7" style:family="paragraph" style:parent-style-name="Standard">
      <style:paragraph-properties fo:break-before="page"/>
      <style:text-properties fo:color="#000000" style:font-name="Adobe Heiti Std R" fo:font-size="10pt" style:font-size-asian="10pt" style:font-size-complex="10pt"/>
    </style:style>
    <style:style style:name="P8" style:family="paragraph" style:parent-style-name="Preformatted_20_Text">
      <style:paragraph-properties fo:margin-top="0cm" fo:margin-bottom="0cm" fo:padding="0cm" fo:border="none"/>
      <style:text-properties fo:color="#000000" style:font-name="Adobe Heiti Std R" fo:font-size="10pt" style:font-size-asian="10pt" style:font-size-complex="10pt"/>
    </style:style>
    <style:style style:name="P9" style:family="paragraph" style:parent-style-name="Header">
      <style:text-properties fo:font-size="9pt" style:font-size-asian="9pt" style:font-size-complex="9pt"/>
    </style:style>
    <style:style style:name="P10" style:family="paragraph" style:parent-style-name="Standard" style:master-page-name="Standard">
      <style:paragraph-properties style:page-number="auto" fo:padding-left="0cm" fo:padding-right="0cm" fo:padding-top="0cm" fo:padding-bottom="0.035cm" fo:border-left="none" fo:border-right="none" fo:border-top="none" fo:border-bottom="0.018cm solid #00000a"/>
      <style:text-properties fo:color="#000000" style:font-name="Adobe Heiti Std R" fo:font-size="10pt" fo:font-weight="bold" style:font-size-asian="10pt" style:font-weight-asian="bold" style:font-size-complex="10pt"/>
    </style:style>
    <style:style style:name="P11" style:family="paragraph" style:parent-style-name="Standard">
      <style:text-properties fo:color="#000000" style:font-name="Adobe Heiti Std R" fo:font-size="10pt" style:font-size-asian="10pt" style:font-size-complex="10pt"/>
    </style:style>
    <style:style style:name="P12" style:family="paragraph" style:parent-style-name="Standard" style:list-style-name="L1">
      <style:text-properties fo:color="#000000" style:font-name="Adobe Heiti Std R" fo:font-size="10pt" style:font-size-asian="10pt" style:font-size-complex="10pt"/>
    </style:style>
    <style:style style:name="P13" style:family="paragraph" style:parent-style-name="Standard" style:list-style-name="L3">
      <style:text-properties fo:color="#000000" style:font-name="Adobe Heiti Std R" fo:font-size="10pt" style:font-size-asian="10pt" style:font-size-complex="10pt"/>
    </style:style>
    <style:style style:name="P14" style:family="paragraph" style:parent-style-name="Standard">
      <style:text-properties fo:color="#000000" style:font-name="Adobe Heiti Std R" fo:font-size="10pt" fo:language="de" fo:country="DE" style:font-size-asian="10pt" style:font-size-complex="10pt"/>
    </style:style>
    <style:style style:name="P15" style:family="paragraph" style:parent-style-name="Standard" style:list-style-name="L2">
      <style:text-properties fo:color="#000000" style:font-name="Adobe Heiti Std R" fo:font-size="10pt" fo:language="de" fo:country="DE" style:font-size-asian="10pt" style:font-size-complex="10pt"/>
    </style:style>
    <style:style style:name="P16" style:family="paragraph" style:parent-style-name="Standard" style:list-style-name="L4">
      <style:text-properties fo:color="#000000" style:font-name="Adobe Heiti Std R" fo:font-size="10pt" fo:language="de" fo:country="DE" style:font-size-asian="10pt" style:font-size-complex="10pt"/>
    </style:style>
    <style:style style:name="P17" style:family="paragraph" style:parent-style-name="Standard">
      <style:paragraph-properties fo:padding-left="0cm" fo:padding-right="0cm" fo:padding-top="0cm" fo:padding-bottom="0.035cm" fo:border-left="none" fo:border-right="none" fo:border-top="none" fo:border-bottom="0.018cm solid #00000a"/>
      <style:text-properties fo:color="#000000" style:font-name="Adobe Heiti Std R" fo:font-size="10pt" fo:font-weight="bold" style:font-size-asian="10pt" style:font-weight-asian="bold" style:font-size-complex="10pt"/>
    </style:style>
    <style:style style:name="T1" style:family="text">
      <style:text-properties fo:font-weight="bold" style:font-weight-asian="bold"/>
    </style:style>
    <style:style style:name="T2" style:family="text">
      <style:text-properties fo:language="de" fo:country="DE" fo:font-weight="bold" style:font-weight-asian="bold"/>
    </style:style>
    <style:style style:name="T3" style:family="text">
      <style:text-properties fo:font-variant="normal" fo:text-transform="none" fo:letter-spacing="normal" fo:font-style="normal" fo:font-weight="normal"/>
    </style:style>
    <style:style style:name="T4" style:family="text">
      <style:text-properties fo:font-variant="normal" fo:text-transform="none" fo:letter-spacing="normal" fo:language="de" fo:country="DE" fo:font-style="normal" fo:font-weight="normal"/>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383cm" fo:text-indent="-0.635cm" fo:margin-left="1.383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018cm" fo:text-indent="-0.635cm" fo:margin-left="2.018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653cm" fo:text-indent="-0.635cm" fo:margin-left="2.653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288cm" fo:text-indent="-0.635cm" fo:margin-left="3.288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923cm" fo:text-indent="-0.635cm" fo:margin-left="3.923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558cm" fo:text-indent="-0.635cm" fo:margin-left="4.55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193cm" fo:text-indent="-0.635cm" fo:margin-left="5.193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828cm" fo:text-indent="-0.635cm" fo:margin-left="5.828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463cm" fo:text-indent="-0.635cm" fo:margin-left="6.463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098cm" fo:text-indent="-0.635cm" fo:margin-left="7.098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 Name</text:p>
      <text:p text:style-name="P3"/>
      <text:p text:style-name="P3"/>
      <text:p text:style-name="P3">Batur Temel</text:p>
      <text:p text:style-name="P4"/>
      <text:p text:style-name="P4"/>
      <text:p text:style-name="P6"><text:span text:style-name="T1">» </text:span><text:span text:style-name="T2">Lebensziele/Motto</text:span></text:p>
      <text:p text:style-name="P3"/>
      <text:list xml:id="list1247414340" text:style-name="L1">
        <text:list-item>
          <text:p text:style-name="P12">Akzeptiere was du nicht ändern kannst. Ändere das, was du nicht akzeptieren willst</text:p>
        </text:list-item>
        <text:list-item>
          <text:p text:style-name="P12">will mindestens 2 Kinder</text:p>
        </text:list-item>
        <text:list-item>
          <text:p text:style-name="P12">will am Ende seiner Karriere mindestens 200.000€ netto kriegen</text:p>
        </text:list-item>
        <text:list-item>
          <text:p text:style-name="P12">will viel von der Welt sehen</text:p>
        </text:list-item>
      </text:list>
      <text:p text:style-name="P3"/>
      <text:p text:style-name="P3"/>
      <text:p text:style-name="P3"/>
      <text:p text:style-name="P3"/>
      <text:p text:style-name="P17">» Zentrale Eigenschaften</text:p>
      <text:p text:style-name="P14"/>
      <text:list xml:id="list1623875426" text:style-name="L2">
        <text:list-item>
          <text:p text:style-name="P15">zielstrebig</text:p>
        </text:list-item>
        <text:list-item>
          <text:p text:style-name="P15">bestimmt</text:p>
        </text:list-item>
        <text:list-item>
          <text:p text:style-name="P15">charismatisch</text:p>
        </text:list-item>
        <text:list-item>
          <text:p text:style-name="P15">leicht unorganisiert</text:p>
        </text:list-item>
        <text:list-item>
          <text:p text:style-name="P15">narzisstisch</text:p>
        </text:list-item>
        <text:list-item>
          <text:p text:style-name="P15">ordentlich</text:p>
        </text:list-item>
        <text:list-item>
          <text:p text:style-name="P15">tierlieb</text:p>
        </text:list-item>
        <text:list-item>
          <text:p text:style-name="P15">ungeduldig</text:p>
        </text:list-item>
        <text:list-item>
          <text:p text:style-name="P15">höflich</text:p>
        </text:list-item>
        <text:list-item>
          <text:p text:style-name="P15">redet viel und gern</text:p>
        </text:list-item>
        <text:list-item>
          <text:p text:style-name="P15">handwerklich begabt</text:p>
        </text:list-item>
      </text:list>
      <text:p text:style-name="P3"/>
      <text:p text:style-name="P3"/>
      <text:p text:style-name="P3"><text:soft-page-break/></text:p>
      <text:p text:style-name="P3"/>
      <text:p text:style-name="P3"/>
      <text:p text:style-name="P3"/>
      <text:p text:style-name="P3"/>
      <text:p text:style-name="P17">» Herkunft </text:p>
      <text:p text:style-name="P3"/>
      <text:list xml:id="list171040119" text:style-name="L3">
        <text:list-item>
          <text:p text:style-name="P13"><text:s/>ist in Deutschland geboren, seine Eltern kommen jedoch aus der aus der Türkei. </text:p>
        </text:list-item>
        <text:list-item>
          <text:p text:style-name="P13">Eltern kamen vor 40 Jahren nach Deutschland, der Vater hat einen guten Job als Bauleiter in einem großen Unternehmen</text:p>
        </text:list-item>
        <text:list-item>
          <text:p text:style-name="P13">Seine Eltern wohnen in Dortmund, wo er auch zur Schule gegangen ist und sein Abitur gemacht hat. </text:p>
        </text:list-item>
        <text:list-item>
          <text:p text:style-name="P13">2000 kam er nach Berlin um an der TU Berlin Wirtschaftingenieurwesen zu studieren</text:p>
        </text:list-item>
        <text:list-item>
          <text:p text:style-name="P13">2005 in der Regelzeit schloss er sein Studium ab und arbeitete 3 Jahre bei SIEMENS.</text:p>
        </text:list-item>
        <text:list-item>
          <text:p text:style-name="P13">Seit 2008 ist er bei CARMEQ Projektmanager</text:p>
        </text:list-item>
      </text:list>
      <text:p text:style-name="P3"/>
      <text:p text:style-name="P3"/>
      <text:p text:style-name="P3"/>
      <text:p text:style-name="P3"/>
      <text:p text:style-name="P3"/>
      <text:p text:style-name="P3"/>
      <text:p text:style-name="P3"/>
      <text:p text:style-name="P3"/>
      <text:p text:style-name="P5"><text:span text:style-name="T1">» </text:span><text:span text:style-name="T2">Persönliche Details </text:span></text:p>
      <text:list xml:id="list1404585407" text:style-name="L4">
        <text:list-item>
          <text:p text:style-name="P16">Batur ist jetzt 38</text:p>
        </text:list-item>
        <text:list-item>
          <text:p text:style-name="P16">Er ist verheiratet</text:p>
        </text:list-item>
        <text:list-item>
          <text:p text:style-name="P16"><text:s/>hat eine 2 jährige Tochter namens Mona</text:p>
        </text:list-item>
        <text:list-item>
          <text:p text:style-name="P16">Seine Frau Anna hat er während des Studiums auf einer Semesteranfangsparty kennen gelernt, sie studierte Regional- und Stadtplanung</text:p>
        </text:list-item>
        <text:list-item>
          <text:p text:style-name="P16"><text:soft-page-break/><text:s/>2007 haben die beiden in Dortmund <text:s/>bei seinen Eltern auf typisch türkische Art mit 200 Gästen geheiratet</text:p>
        </text:list-item>
        <text:list-item>
          <text:p text:style-name="P16">2010 haben sie sich ein Grundstück in Rudow gekauft. Mithilfe seines Vaters und dessen Bekannten steht dort seit 2011 ein Haus mit 220 m^2 Wohnfläche </text:p>
        </text:list-item>
        <text:list-item>
          <text:p text:style-name="P16">Am liebsten bastelt er an seinen Wochenenden mit seiner Frau weiter an der Haus und Gartengenschaltung.</text:p>
        </text:list-item>
      </text:list>
      <text:p text:style-name="P3"/>
      <text:p text:style-name="P3"/>
      <text:p text:style-name="P3"/>
      <text:p text:style-name="P3"/>
      <text:p text:style-name="P3"/>
      <text:p text:style-name="P3"/>
      <text:p text:style-name="P3"><text:bookmark-start text:name="_GoBack"/></text:p>
      <text:p text:style-name="P7"><text:bookmark-end text:name="_GoBack"/></text:p>
      <text:p text:style-name="P5"><text:span text:style-name="T1">» </text:span><text:span text:style-name="T2">Szenarios </text:span></text:p>
      <text:p text:style-name="P14"/>
      <text:p text:style-name="P14">Batur kriegt Donnerstag Abend noch eine Anruf ob er kurzfristig Freitag Morgen einen wichtigen Termin mit einem Großkunden in Wolfsburg wahrnehmen könnte.</text:p>
      <text:p text:style-name="P14">Das Outlook <text:s/>ist seinem Arbeitslaptop verrät ihm, dass es passt. Er legt <text:s/>sich den Termin sicherheitshalber auf <text:s/>9:15 wegen der Bahnzeiten. Am nächsten morgen steigt er , wie jedes mal wenn er nach Wolfsburg will, um <text:s/>6:30 in sein Auto und fährt über <text:s/>die Stadtautobahn in Richtung Zentrum. Kurz vor dem Hauptbahnhof steht er <text:s/>15 Min im Stau, dieser <text:s/>ist aber routinemäßig eingeplant. Er parkt seinen teuren Mercedes lieber im Parkhaus vom Bahnhof. </text:p>
      <text:p text:style-name="P14">Durch das gute Durchkommen er jetzt noch 20 Min bis die Bahn kommt. Er g<text:span text:style-name="T3">eht in die DB-Lounge,um sein Emailpostfach zu aktualisieren, da man im Zug schlechten Empfang hat. Bis der Zug kommt vertreibt er <text:s/>sich die Zeit mit dem Schauen der neusten Nachrichten.</text:span></text:p>
      <text:p text:style-name="P3"><text:span text:style-name="T4">Der Zug ist vollkommen überfüllt, Batur findet keinen Sitzplatz mehr. Da er die Bahncard 100 hat muss er auch kein Ticket kaufen, daher reserviert er sich nur selten einen Platz. Er setzt sich in den Esswagon und weil man etwas kaufen muss bestellt er sich Kaffee. <text:s/>Dass er hier nicht arbeiten kann nervt ihn total. <text:s/>Eine halbe Stunde später muss <text:s/>er zur Toilette. Auf dem Rückweg findet er doch noch einen leeren Platz, in einem Abteil in dem nicht telefoniert werden darf. Er fängt an seine Mails zu lesen. Ein </text:span><text:span text:style-name="T3">Telefonat muss getätigt werden, weil ein Kunde einen zusätzlichen Termin für den Nachmittag haben möchte, und nun will Batur alle Details per Telefon <text:s/>klären. Nun wird der Laptop <text:s/>zugeklappt und mit Laptop, Jacke und Tasche gerüstet geht es ab durch 4 Wagons Richtung Telefonbereich, sein Stresspegel steigt wieder. Auf Rückweg zum Platz trifft er einen Kollegen, dabei wird sich verabredet sich das Taxi zum VW Werk zu teilen. Nachdem er wieder an seien Sitzplatz angekommen ist, der Gott sei Dank noch leer ist, checkt er seine </text:span>restlichen Emails <text:s text:c="2"/>und 10 Minuten vor Ankunft macht er sich <text:s/>bereit <text:s/>für den Taxisprint. </text:p>
      <text:p text:style-name="P8">Der Kollege hat das Taxi als erstes erreicht , es werden noch schnell zwei weitere Mitfahrer arrangiert und ab geht es zum Werk. Im Werk werden alle technischen Geräte eingeschlossen und die Arbeit beginnt.</text:p>
      <text:p text:style-name="P8"><text:soft-page-break/>Der Tag beginnt gut, er ist pünktlich und im Treffen mit dem Kunden wird klar, dass er neuer Großauftrag winkt. <text:s/>Zufrieden geht er zum Mittagessen. Danach hat er noch einen Termin zur Abnahme mit einem anderen Kunden. Batur selbst hat den letzten Stand nur gestern Abend überflogen, weil das eigentlich für heute morgen geplant war. <text:s/>Der Kunde kommt zum verabredeten Zeitpunkt, leider scheint die Auslieferungsversion ganz <text:s/>offentsichtlich nicht aktuell zu sein. Batur versucht einen Entwickler in Berlin zu erreichen, da es aber schon nach 16:00 ist geht keiner mehr ran. Über das Sekretariat bekommt er die Mobilnummer des hauptverantwortlichen Programmierers. Dieser meint die Staging-Version hätte einen anderen Ablageort, er müsste nur kurz in seinem Handy nachgucken. 10 Minuten später ruft der Mitarbeiter zurück und gibt ihm den Ort für den aktuellen Stand durch. Der Kunde schaut schnell über die Version und findet auf Anhieb 3 kleiner Bugs, gott sei Dank alles nur Schönheitsfehler. Batur macht einen neuen Termin am Dienstag zur erneuten Abnahme aus. </text:p>
      <text:p text:style-name="P8">Nach dem zu langen Termin um 17.50 <text:s/>beeilt sich Batur , weil <text:s/>er die Bahn um 18.18 erreichen will.Das Taxi, das <text:s/>vor dem Werk stand, fährt gerade weg als er aus dem Werk kommt. Also muss er sich ein <text:s/>neues Taxi am Empfang <text:s/>bestellen. Jetzt heißt es 10 min warten, er telefoniert mit seiner Frau und sagt ihr sie solle nicht mit dem Essen warten. <text:s/>Das taxi kommt und nach <text:s/>10 min alleine im Taxi kommt er um 18:20 am Bahnhof an. Er merkt, dass er die <text:s/>Bahn gerade verpasst hat. Das heißt wieder warten. Im Bahnhofsshop kauft er sich eine Autozeitschrift, das er nun keine Lust mehr hat im Zug zu arbeiten. <text:s/>Um 19:04 kommt der Zug, Batur findet sofort einen Sitzplatz. Den ganzen Rückweg liest er das Magazin und hört Musik. Am Hauptbahnhof steigt er in sein Auto um und fährt nach Haus. Als er dort ankommt<text:span text:style-name="T3"> schläft seine Tochter leider schon.</text:span></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Courier New" svg:font-family="'Courier New'" style:font-family-generic="modern" style:font-pitch="fixed"/>
    <style:font-face style:name="Adobe Heiti Std R" svg:font-family="'Adobe Heiti Std R'" style:font-pitch="variable"/>
    <style:font-face style:name="Lucida Sans" svg:font-family="'Lucida Sans'"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de" fo:country="DE"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List_20_Paragraph" style:display-name="List Paragraph" style:family="paragraph" style:parent-style-name="Standard" style:default-outline-level="">
      <style:paragraph-properties fo:margin-left="1.27cm" fo:margin-right="0cm" fo:text-indent="0cm" style:auto-text-indent="false"/>
      <style:text-properties style:font-name="Times" fo:font-size="10pt" style:font-size-asian="10pt" style:font-size-complex="10pt"/>
    </style:style>
    <style:style style:name="Header" style:family="paragraph" style:parent-style-name="Standard" style:default-outline-level="" style:class="extra">
      <style:paragraph-properties text:number-lines="false" text:line-number="0">
        <style:tab-stops>
          <style:tab-stop style:position="7.62cm" style:type="center"/>
          <style:tab-stop style:position="15.24cm" style:type="right"/>
        </style:tab-stops>
      </style:paragraph-properties>
    </style:style>
    <style:style style:name="Footer" style:family="paragraph" style:parent-style-name="Standard" style:default-outline-level="" style:class="extra">
      <style:paragraph-properties text:number-lines="false" text:line-number="0">
        <style:tab-stops>
          <style:tab-stop style:position="7.62cm" style:type="center"/>
          <style:tab-stop style:position="15.24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page_20_number" style:display-name="page number" style:family="text" style:parent-style-name="Default_20_Paragraph_20_Fon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Lucida Grande'" style:font-style-name="Normal" style:font-pitch="variable"/>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Lucida Grande'" style:font-style-name="Normal" style:font-pitch="variable"/>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Lucida Grande'" style:font-style-name="Normal" style:font-pitch="variable"/>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Lucida Grande'" style:font-style-name="Normal" style:font-pitch="variable"/>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Lucida Grande'" style:font-style-name="Normal" style:font-pitch="variable"/>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Lucida Grande'" style:font-style-name="Normal" style:font-pitch="variable"/>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Lucida Grande'" style:font-style-name="Normal" style:font-pitch="variable"/>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Lucida Grande'" style:font-style-name="Normal" style:font-pitch="variable"/>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Lucida Grande'" style:font-style-name="Normal" style:font-pitch="variabl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Lucida Grande'" style:font-style-name="Normal" style:font-pitch="variable"/>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Lucida Grande'" style:font-style-name="Normal" style:font-pitch="variable"/>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Lucida Grande'" style:font-style-name="Normal" style:font-pitch="variable"/>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Lucida Grande'" style:font-style-name="Normal" style:font-pitch="variable"/>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Lucida Grande'" style:font-style-name="Normal" style:font-pitch="variable"/>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Lucida Grande'" style:font-style-name="Normal" style:font-pitch="variable"/>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Lucida Grande'" style:font-style-name="Normal" style:font-pitch="variable"/>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Lucida Grande'" style:font-style-name="Normal" style:font-pitch="variable"/>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Lucida Grande'" style:font-style-name="Normal" style:font-pitch="variabl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Lucida Grande'" style:font-style-name="Normal" style:font-pitch="variable"/>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Lucida Grande'" style:font-style-name="Normal" style:font-pitch="variable"/>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Times" style:font-style-name="Normal" style:font-family-generic="roman" style:font-pitch="variable"/>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Lucida Grande'" style:font-style-name="Normal" style:font-pitch="variable"/>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Lucida Grande'" style:font-style-name="Normal" style:font-pitch="variable"/>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Lucida Grande'" style:font-style-name="Normal" style:font-pitch="variable"/>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Lucida Grande'" style:font-style-name="Normal" style:font-pitch="variable"/>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Lucida Grande'" style:font-style-name="Normal" style:font-pitch="variable"/>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Lucida Grande'" style:font-style-name="Normal" style:font-pitch="variabl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size="9pt" style:font-size-asian="9pt" style:font-size-complex="9pt"/>
    </style:style>
    <style:style style:name="MP2" style:family="paragraph" style:parent-style-name="Footer">
      <style:paragraph-properties fo:padding="0cm" fo:border="none"/>
    </style:style>
    <style:style style:name="MP3" style:family="paragraph" style:parent-style-name="Footer">
      <style:paragraph-properties fo:margin-left="0cm" fo:margin-right="0.635cm" fo:text-indent="0cm" style:auto-text-indent="false"/>
    </style:style>
    <style:page-layout style:name="Mpm1">
      <style:page-layout-properties fo:page-width="21.001cm" fo:page-height="29.7cm" style:num-format="1" style:print-orientation="portrait" fo:margin-top="1.27cm" fo:margin-bottom="1.27cm" fo:margin-left="3.401cm" fo:margin-right="3.401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93cm" fo:margin-left="0cm" fo:margin-right="0cm" fo:margin-bottom="1.829cm" style:dynamic-spacing="true"/>
      </style:header-style>
      <style:footer-style>
        <style:header-footer-properties fo:min-height="1.93cm" fo:margin-left="0cm" fo:margin-right="0cm" fo:margin-top="1.829cm" style:dynamic-spacing="true"/>
      </style:footer-style>
    </style:page-layout>
  </office:automatic-styles>
  <office:master-styles>
    <style:master-page style:name="Standard" style:page-layout-name="Mpm1">
      <style:header>
        <text:p text:style-name="MP1">«Vorlage Persona»</text:p>
      </style:header>
      <style:footer>
        <text:p text:style-name="MP2"><text:page-number text:select-page="current">3</text:page-number></text:p>
        <text:p text:style-name="MP3"/>
      </style:footer>
      <style:footer-left>
        <text:p text:style-name="MP3"><text:page-number text:select-page="current">3</text:page-numb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Claudia Müller-Birn</meta:initial-creator>
    <dc:creator>Mareike Ziese</dc:creator>
    <meta:editing-cycles>3</meta:editing-cycles>
    <meta:print-date>2012-04-20T14:51:00</meta:print-date>
    <meta:creation-date>2012-04-20T14:51:00</meta:creation-date>
    <dc:date>2012-04-25T10:21:54</dc:date>
    <meta:editing-duration>PT55M2S</meta:editing-duration>
    <meta:generator>OpenOffice.org/3.3$Unix OpenOffice.org_project/330m20$Build-9567</meta:generator>
    <meta:document-statistic meta:table-count="0" meta:image-count="0" meta:object-count="0" meta:page-count="5" meta:paragraph-count="45" meta:word-count="951" meta:character-count="5651"/>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